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ader-variant-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'</text:p>
          </table:table-cell>
          <table:table-cell office:value-type="string" calcext:value-type="string">
            <text:p>Z''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9.00918219439" calcext:value-type="float">
            <text:p>109.00918219439</text:p>
          </table:table-cell>
          <table:table-cell office:value-type="float" office:value="-26.5556798765152" calcext:value-type="float">
            <text:p>-26.5556798765152</text:p>
          </table:table-cell>
        </table:table-row>
        <table:table-row table:style-name="ro1">
          <table:table-cell office:value-type="float" office:value="7196.85673001152" calcext:value-type="float">
            <text:p>7196.85673001152</text:p>
          </table:table-cell>
          <table:table-cell office:value-type="float" office:value="112.057759954682" calcext:value-type="float">
            <text:p>112.057759954682</text:p>
          </table:table-cell>
          <table:table-cell office:value-type="float" office:value="-35.1662256016599" calcext:value-type="float">
            <text:p>-35.1662256016599</text:p>
          </table:table-cell>
        </table:table-row>
        <table:table-row table:style-name="ro1">
          <table:table-cell office:value-type="float" office:value="5179.47467923121" calcext:value-type="float">
            <text:p>5179.47467923121</text:p>
          </table:table-cell>
          <table:table-cell office:value-type="float" office:value="116.906245842316" calcext:value-type="float">
            <text:p>116.906245842316</text:p>
          </table:table-cell>
          <table:table-cell office:value-type="float" office:value="-46.4663772865298" calcext:value-type="float">
            <text:p>-46.4663772865298</text:p>
          </table:table-cell>
        </table:table-row>
        <table:table-row table:style-name="ro1">
          <table:table-cell office:value-type="float" office:value="3727.59372031494" calcext:value-type="float">
            <text:p>3727.59372031494</text:p>
          </table:table-cell>
          <table:table-cell office:value-type="float" office:value="124.834566504841" calcext:value-type="float">
            <text:p>124.834566504841</text:p>
          </table:table-cell>
          <table:table-cell office:value-type="float" office:value="-60.8522924167586" calcext:value-type="float">
            <text:p>-60.8522924167586</text:p>
          </table:table-cell>
        </table:table-row>
        <table:table-row table:style-name="ro1">
          <table:table-cell office:value-type="float" office:value="2682.69579527973" calcext:value-type="float">
            <text:p>2682.69579527973</text:p>
          </table:table-cell>
          <table:table-cell office:value-type="float" office:value="137.770479052544" calcext:value-type="float">
            <text:p>137.770479052544</text:p>
          </table:table-cell>
          <table:table-cell office:value-type="float" office:value="-78.0893530523511" calcext:value-type="float">
            <text:p>-78.0893530523511</text:p>
          </table:table-cell>
        </table:table-row>
        <table:table-row table:style-name="ro1">
          <table:table-cell office:value-type="float" office:value="1930.69772888325" calcext:value-type="float">
            <text:p>1930.69772888325</text:p>
          </table:table-cell>
          <table:table-cell office:value-type="float" office:value="157.971701100428" calcext:value-type="float">
            <text:p>157.971701100428</text:p>
          </table:table-cell>
          <table:table-cell office:value-type="float" office:value="-96.480585382064" calcext:value-type="float">
            <text:p>-96.480585382064</text:p>
          </table:table-cell>
        </table:table-row>
        <table:table-row table:style-name="ro1">
          <table:table-cell office:value-type="float" office:value="1389.49549437314" calcext:value-type="float">
            <text:p>1389.49549437314</text:p>
          </table:table-cell>
          <table:table-cell office:value-type="float" office:value="186.636916072821" calcext:value-type="float">
            <text:p>186.636916072821</text:p>
          </table:table-cell>
          <table:table-cell office:value-type="float" office:value="-112.204629862651" calcext:value-type="float">
            <text:p>-112.2046298626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1.690825019137" calcext:value-type="float">
            <text:p>221.690825019137</text:p>
          </table:table-cell>
          <table:table-cell office:value-type="float" office:value="-120.39912459346" calcext:value-type="float">
            <text:p>-120.39912459346</text:p>
          </table:table-cell>
        </table:table-row>
        <table:table-row table:style-name="ro1">
          <table:table-cell office:value-type="float" office:value="719.685673001152" calcext:value-type="float">
            <text:p>719.685673001152</text:p>
          </table:table-cell>
          <table:table-cell office:value-type="float" office:value="257.437427532301" calcext:value-type="float">
            <text:p>257.437427532301</text:p>
          </table:table-cell>
          <table:table-cell office:value-type="float" office:value="-118.650600986126" calcext:value-type="float">
            <text:p>-118.650600986126</text:p>
          </table:table-cell>
        </table:table-row>
        <table:table-row table:style-name="ro1">
          <table:table-cell office:value-type="float" office:value="517.947467923121" calcext:value-type="float">
            <text:p>517.947467923121</text:p>
          </table:table-cell>
          <table:table-cell office:value-type="float" office:value="288.118363568086" calcext:value-type="float">
            <text:p>288.118363568086</text:p>
          </table:table-cell>
          <table:table-cell office:value-type="float" office:value="-109.310321223647" calcext:value-type="float">
            <text:p>-109.310321223647</text:p>
          </table:table-cell>
        </table:table-row>
        <table:table-row table:style-name="ro1">
          <table:table-cell office:value-type="float" office:value="372.759372031494" calcext:value-type="float">
            <text:p>372.759372031494</text:p>
          </table:table-cell>
          <table:table-cell office:value-type="float" office:value="311.563115366785" calcext:value-type="float">
            <text:p>311.563115366785</text:p>
          </table:table-cell>
          <table:table-cell office:value-type="float" office:value="-97.2956995983817" calcext:value-type="float">
            <text:p>-97.2956995983817</text:p>
          </table:table-cell>
        </table:table-row>
        <table:table-row table:style-name="ro1">
          <table:table-cell office:value-type="float" office:value="268.269579527973" calcext:value-type="float">
            <text:p>268.269579527973</text:p>
          </table:table-cell>
          <table:table-cell office:value-type="float" office:value="328.958937177027" calcext:value-type="float">
            <text:p>328.958937177027</text:p>
          </table:table-cell>
          <table:table-cell office:value-type="float" office:value="-86.5539533982431" calcext:value-type="float">
            <text:p>-86.5539533982431</text:p>
          </table:table-cell>
        </table:table-row>
        <table:table-row table:style-name="ro1">
          <table:table-cell office:value-type="float" office:value="193.069772888325" calcext:value-type="float">
            <text:p>193.069772888325</text:p>
          </table:table-cell>
          <table:table-cell office:value-type="float" office:value="342.639052460841" calcext:value-type="float">
            <text:p>342.639052460841</text:p>
          </table:table-cell>
          <table:table-cell office:value-type="float" office:value="-78.8886755242402" calcext:value-type="float">
            <text:p>-78.8886755242402</text:p>
          </table:table-cell>
        </table:table-row>
        <table:table-row table:style-name="ro1">
          <table:table-cell office:value-type="float" office:value="138.949549437314" calcext:value-type="float">
            <text:p>138.949549437314</text:p>
          </table:table-cell>
          <table:table-cell office:value-type="float" office:value="354.649295730333" calcext:value-type="float">
            <text:p>354.649295730333</text:p>
          </table:table-cell>
          <table:table-cell office:value-type="float" office:value="-74.587868105523" calcext:value-type="float">
            <text:p>-74.587868105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.399861210884" calcext:value-type="float">
            <text:p>366.399861210884</text:p>
          </table:table-cell>
          <table:table-cell office:value-type="float" office:value="-73.2559400473505" calcext:value-type="float">
            <text:p>-73.2559400473505</text:p>
          </table:table-cell>
        </table:table-row>
        <table:table-row table:style-name="ro1">
          <table:table-cell office:value-type="float" office:value="71.9685673001152" calcext:value-type="float">
            <text:p>71.9685673001152</text:p>
          </table:table-cell>
          <table:table-cell office:value-type="float" office:value="378.777952592123" calcext:value-type="float">
            <text:p>378.777952592123</text:p>
          </table:table-cell>
          <table:table-cell office:value-type="float" office:value="-74.2956945797458" calcext:value-type="float">
            <text:p>-74.2956945797458</text:p>
          </table:table-cell>
        </table:table-row>
        <table:table-row table:style-name="ro1">
          <table:table-cell office:value-type="float" office:value="51.7947467923121" calcext:value-type="float">
            <text:p>51.7947467923121</text:p>
          </table:table-cell>
          <table:table-cell office:value-type="float" office:value="392.326418700802" calcext:value-type="float">
            <text:p>392.326418700802</text:p>
          </table:table-cell>
          <table:table-cell office:value-type="float" office:value="-77.1022034740841" calcext:value-type="float">
            <text:p>-77.1022034740841</text:p>
          </table:table-cell>
        </table:table-row>
        <table:table-row table:style-name="ro1">
          <table:table-cell office:value-type="float" office:value="37.2759372031494" calcext:value-type="float">
            <text:p>37.2759372031494</text:p>
          </table:table-cell>
          <table:table-cell office:value-type="float" office:value="407.370451984566" calcext:value-type="float">
            <text:p>407.370451984566</text:p>
          </table:table-cell>
          <table:table-cell office:value-type="float" office:value="-81.1148201939911" calcext:value-type="float">
            <text:p>-81.1148201939911</text:p>
          </table:table-cell>
        </table:table-row>
        <table:table-row table:style-name="ro1">
          <table:table-cell office:value-type="float" office:value="26.8269579527973" calcext:value-type="float">
            <text:p>26.8269579527973</text:p>
          </table:table-cell>
          <table:table-cell office:value-type="float" office:value="424.085899178091" calcext:value-type="float">
            <text:p>424.085899178091</text:p>
          </table:table-cell>
          <table:table-cell office:value-type="float" office:value="-85.8172962476514" calcext:value-type="float">
            <text:p>-85.8172962476514</text:p>
          </table:table-cell>
        </table:table-row>
        <table:table-row table:style-name="ro1">
          <table:table-cell office:value-type="float" office:value="19.3069772888325" calcext:value-type="float">
            <text:p>19.3069772888325</text:p>
          </table:table-cell>
          <table:table-cell office:value-type="float" office:value="442.527901931489" calcext:value-type="float">
            <text:p>442.527901931489</text:p>
          </table:table-cell>
          <table:table-cell office:value-type="float" office:value="-90.7274808764653" calcext:value-type="float">
            <text:p>-90.7274808764653</text:p>
          </table:table-cell>
        </table:table-row>
        <table:table-row table:style-name="ro1">
          <table:table-cell office:value-type="float" office:value="13.8949549437314" calcext:value-type="float">
            <text:p>13.8949549437314</text:p>
          </table:table-cell>
          <table:table-cell office:value-type="float" office:value="462.638253653398" calcext:value-type="float">
            <text:p>462.638253653398</text:p>
          </table:table-cell>
          <table:table-cell office:value-type="float" office:value="-95.3931737367316" calcext:value-type="float">
            <text:p>-95.3931737367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.245515868873" calcext:value-type="float">
            <text:p>484.245515868873</text:p>
          </table:table-cell>
          <table:table-cell office:value-type="float" office:value="-99.3992549174071" calcext:value-type="float">
            <text:p>-99.3992549174071</text:p>
          </table:table-cell>
        </table:table-row>
        <table:table-row table:style-name="ro1">
          <table:table-cell office:value-type="float" office:value="7.19685673001152" calcext:value-type="float">
            <text:p>7.19685673001152</text:p>
          </table:table-cell>
          <table:table-cell office:value-type="float" office:value="507.068153598917" calcext:value-type="float">
            <text:p>507.068153598917</text:p>
          </table:table-cell>
          <table:table-cell office:value-type="float" office:value="-102.385330669065" calcext:value-type="float">
            <text:p>-102.385330669065</text:p>
          </table:table-cell>
        </table:table-row>
        <table:table-row table:style-name="ro1">
          <table:table-cell office:value-type="float" office:value="5.17947467923121" calcext:value-type="float">
            <text:p>5.17947467923121</text:p>
          </table:table-cell>
          <table:table-cell office:value-type="float" office:value="530.727486829165" calcext:value-type="float">
            <text:p>530.727486829165</text:p>
          </table:table-cell>
          <table:table-cell office:value-type="float" office:value="-104.069381709955" calcext:value-type="float">
            <text:p>-104.069381709955</text:p>
          </table:table-cell>
        </table:table-row>
        <table:table-row table:style-name="ro1">
          <table:table-cell office:value-type="float" office:value="3.72759372031494" calcext:value-type="float">
            <text:p>3.72759372031494</text:p>
          </table:table-cell>
          <table:table-cell office:value-type="float" office:value="554.773334457305" calcext:value-type="float">
            <text:p>554.773334457305</text:p>
          </table:table-cell>
          <table:table-cell office:value-type="float" office:value="-104.270595391674" calcext:value-type="float">
            <text:p>-104.270595391674</text:p>
          </table:table-cell>
        </table:table-row>
        <table:table-row table:style-name="ro1">
          <table:table-cell office:value-type="float" office:value="2.68269579527973" calcext:value-type="float">
            <text:p>2.68269579527973</text:p>
          </table:table-cell>
          <table:table-cell office:value-type="float" office:value="578.720842454073" calcext:value-type="float">
            <text:p>578.720842454073</text:p>
          </table:table-cell>
          <table:table-cell office:value-type="float" office:value="-102.92415906369" calcext:value-type="float">
            <text:p>-102.92415906369</text:p>
          </table:table-cell>
        </table:table-row>
        <table:table-row table:style-name="ro1">
          <table:table-cell office:value-type="float" office:value="1.93069772888325" calcext:value-type="float">
            <text:p>1.93069772888325</text:p>
          </table:table-cell>
          <table:table-cell office:value-type="float" office:value="602.093062736189" calcext:value-type="float">
            <text:p>602.093062736189</text:p>
          </table:table-cell>
          <table:table-cell office:value-type="float" office:value="-100.082675458352" calcext:value-type="float">
            <text:p>-100.082675458352</text:p>
          </table:table-cell>
        </table:table-row>
        <table:table-row table:style-name="ro1">
          <table:table-cell office:value-type="float" office:value="1.38949549437314" calcext:value-type="float">
            <text:p>1.38949549437314</text:p>
          </table:table-cell>
          <table:table-cell office:value-type="float" office:value="624.461682820694" calcext:value-type="float">
            <text:p>624.461682820694</text:p>
          </table:table-cell>
          <table:table-cell office:value-type="float" office:value="-95.9025788682872" calcext:value-type="float">
            <text:p>-95.9025788682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.478700150494" calcext:value-type="float">
            <text:p>645.478700150494</text:p>
          </table:table-cell>
          <table:table-cell office:value-type="float" office:value="-90.618128307383" calcext:value-type="float">
            <text:p>-90.618128307383</text:p>
          </table:table-cell>
        </table:table-row>
      </table:table>
      <table:table table:name="header-variant-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Zre</text:p>
          </table:table-cell>
          <table:table-cell office:value-type="string" calcext:value-type="string">
            <text:p>-Zim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9.00918219439" calcext:value-type="float">
            <text:p>109.00918219439</text:p>
          </table:table-cell>
          <table:table-cell office:value-type="float" office:value="26.5556798765152" calcext:value-type="float">
            <text:p>26.5556798765152</text:p>
          </table:table-cell>
        </table:table-row>
        <table:table-row table:style-name="ro1">
          <table:table-cell office:value-type="float" office:value="7196.85673001152" calcext:value-type="float">
            <text:p>7196.85673001152</text:p>
          </table:table-cell>
          <table:table-cell office:value-type="float" office:value="112.057759954682" calcext:value-type="float">
            <text:p>112.057759954682</text:p>
          </table:table-cell>
          <table:table-cell office:value-type="float" office:value="35.1662256016599" calcext:value-type="float">
            <text:p>35.1662256016599</text:p>
          </table:table-cell>
        </table:table-row>
        <table:table-row table:style-name="ro1">
          <table:table-cell office:value-type="float" office:value="5179.47467923121" calcext:value-type="float">
            <text:p>5179.47467923121</text:p>
          </table:table-cell>
          <table:table-cell office:value-type="float" office:value="116.906245842316" calcext:value-type="float">
            <text:p>116.906245842316</text:p>
          </table:table-cell>
          <table:table-cell office:value-type="float" office:value="46.4663772865298" calcext:value-type="float">
            <text:p>46.4663772865298</text:p>
          </table:table-cell>
        </table:table-row>
        <table:table-row table:style-name="ro1">
          <table:table-cell office:value-type="float" office:value="3727.59372031494" calcext:value-type="float">
            <text:p>3727.59372031494</text:p>
          </table:table-cell>
          <table:table-cell office:value-type="float" office:value="124.834566504841" calcext:value-type="float">
            <text:p>124.834566504841</text:p>
          </table:table-cell>
          <table:table-cell office:value-type="float" office:value="60.8522924167586" calcext:value-type="float">
            <text:p>60.8522924167586</text:p>
          </table:table-cell>
        </table:table-row>
        <table:table-row table:style-name="ro1">
          <table:table-cell office:value-type="float" office:value="2682.69579527973" calcext:value-type="float">
            <text:p>2682.69579527973</text:p>
          </table:table-cell>
          <table:table-cell office:value-type="float" office:value="137.770479052544" calcext:value-type="float">
            <text:p>137.770479052544</text:p>
          </table:table-cell>
          <table:table-cell office:value-type="float" office:value="78.0893530523511" calcext:value-type="float">
            <text:p>78.0893530523511</text:p>
          </table:table-cell>
        </table:table-row>
        <table:table-row table:style-name="ro1">
          <table:table-cell office:value-type="float" office:value="1930.69772888325" calcext:value-type="float">
            <text:p>1930.69772888325</text:p>
          </table:table-cell>
          <table:table-cell office:value-type="float" office:value="157.971701100428" calcext:value-type="float">
            <text:p>157.971701100428</text:p>
          </table:table-cell>
          <table:table-cell office:value-type="float" office:value="96.480585382064" calcext:value-type="float">
            <text:p>96.480585382064</text:p>
          </table:table-cell>
        </table:table-row>
        <table:table-row table:style-name="ro1">
          <table:table-cell office:value-type="float" office:value="1389.49549437314" calcext:value-type="float">
            <text:p>1389.49549437314</text:p>
          </table:table-cell>
          <table:table-cell office:value-type="float" office:value="186.636916072821" calcext:value-type="float">
            <text:p>186.636916072821</text:p>
          </table:table-cell>
          <table:table-cell office:value-type="float" office:value="112.204629862651" calcext:value-type="float">
            <text:p>112.2046298626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1.690825019137" calcext:value-type="float">
            <text:p>221.690825019137</text:p>
          </table:table-cell>
          <table:table-cell office:value-type="float" office:value="120.39912459346" calcext:value-type="float">
            <text:p>120.39912459346</text:p>
          </table:table-cell>
        </table:table-row>
        <table:table-row table:style-name="ro1">
          <table:table-cell office:value-type="float" office:value="719.685673001152" calcext:value-type="float">
            <text:p>719.685673001152</text:p>
          </table:table-cell>
          <table:table-cell office:value-type="float" office:value="257.437427532301" calcext:value-type="float">
            <text:p>257.437427532301</text:p>
          </table:table-cell>
          <table:table-cell office:value-type="float" office:value="118.650600986126" calcext:value-type="float">
            <text:p>118.650600986126</text:p>
          </table:table-cell>
        </table:table-row>
        <table:table-row table:style-name="ro1">
          <table:table-cell office:value-type="float" office:value="517.947467923121" calcext:value-type="float">
            <text:p>517.947467923121</text:p>
          </table:table-cell>
          <table:table-cell office:value-type="float" office:value="288.118363568086" calcext:value-type="float">
            <text:p>288.118363568086</text:p>
          </table:table-cell>
          <table:table-cell office:value-type="float" office:value="109.310321223647" calcext:value-type="float">
            <text:p>109.310321223647</text:p>
          </table:table-cell>
        </table:table-row>
        <table:table-row table:style-name="ro1">
          <table:table-cell office:value-type="float" office:value="372.759372031494" calcext:value-type="float">
            <text:p>372.759372031494</text:p>
          </table:table-cell>
          <table:table-cell office:value-type="float" office:value="311.563115366785" calcext:value-type="float">
            <text:p>311.563115366785</text:p>
          </table:table-cell>
          <table:table-cell office:value-type="float" office:value="97.2956995983817" calcext:value-type="float">
            <text:p>97.2956995983817</text:p>
          </table:table-cell>
        </table:table-row>
        <table:table-row table:style-name="ro1">
          <table:table-cell office:value-type="float" office:value="268.269579527973" calcext:value-type="float">
            <text:p>268.269579527973</text:p>
          </table:table-cell>
          <table:table-cell office:value-type="float" office:value="328.958937177027" calcext:value-type="float">
            <text:p>328.958937177027</text:p>
          </table:table-cell>
          <table:table-cell office:value-type="float" office:value="86.5539533982431" calcext:value-type="float">
            <text:p>86.5539533982431</text:p>
          </table:table-cell>
        </table:table-row>
        <table:table-row table:style-name="ro1">
          <table:table-cell office:value-type="float" office:value="193.069772888325" calcext:value-type="float">
            <text:p>193.069772888325</text:p>
          </table:table-cell>
          <table:table-cell office:value-type="float" office:value="342.639052460841" calcext:value-type="float">
            <text:p>342.639052460841</text:p>
          </table:table-cell>
          <table:table-cell office:value-type="float" office:value="78.8886755242402" calcext:value-type="float">
            <text:p>78.8886755242402</text:p>
          </table:table-cell>
        </table:table-row>
        <table:table-row table:style-name="ro1">
          <table:table-cell office:value-type="float" office:value="138.949549437314" calcext:value-type="float">
            <text:p>138.949549437314</text:p>
          </table:table-cell>
          <table:table-cell office:value-type="float" office:value="354.649295730333" calcext:value-type="float">
            <text:p>354.649295730333</text:p>
          </table:table-cell>
          <table:table-cell office:value-type="float" office:value="74.587868105523" calcext:value-type="float">
            <text:p>74.587868105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.399861210884" calcext:value-type="float">
            <text:p>366.399861210884</text:p>
          </table:table-cell>
          <table:table-cell office:value-type="float" office:value="73.2559400473505" calcext:value-type="float">
            <text:p>73.2559400473505</text:p>
          </table:table-cell>
        </table:table-row>
        <table:table-row table:style-name="ro1">
          <table:table-cell office:value-type="float" office:value="71.9685673001152" calcext:value-type="float">
            <text:p>71.9685673001152</text:p>
          </table:table-cell>
          <table:table-cell office:value-type="float" office:value="378.777952592123" calcext:value-type="float">
            <text:p>378.777952592123</text:p>
          </table:table-cell>
          <table:table-cell office:value-type="float" office:value="74.2956945797458" calcext:value-type="float">
            <text:p>74.2956945797458</text:p>
          </table:table-cell>
        </table:table-row>
        <table:table-row table:style-name="ro1">
          <table:table-cell office:value-type="float" office:value="51.7947467923121" calcext:value-type="float">
            <text:p>51.7947467923121</text:p>
          </table:table-cell>
          <table:table-cell office:value-type="float" office:value="392.326418700802" calcext:value-type="float">
            <text:p>392.326418700802</text:p>
          </table:table-cell>
          <table:table-cell office:value-type="float" office:value="77.1022034740841" calcext:value-type="float">
            <text:p>77.1022034740841</text:p>
          </table:table-cell>
        </table:table-row>
        <table:table-row table:style-name="ro1">
          <table:table-cell office:value-type="float" office:value="37.2759372031494" calcext:value-type="float">
            <text:p>37.2759372031494</text:p>
          </table:table-cell>
          <table:table-cell office:value-type="float" office:value="407.370451984566" calcext:value-type="float">
            <text:p>407.370451984566</text:p>
          </table:table-cell>
          <table:table-cell office:value-type="float" office:value="81.1148201939911" calcext:value-type="float">
            <text:p>81.1148201939911</text:p>
          </table:table-cell>
        </table:table-row>
        <table:table-row table:style-name="ro1">
          <table:table-cell office:value-type="float" office:value="26.8269579527973" calcext:value-type="float">
            <text:p>26.8269579527973</text:p>
          </table:table-cell>
          <table:table-cell office:value-type="float" office:value="424.085899178091" calcext:value-type="float">
            <text:p>424.085899178091</text:p>
          </table:table-cell>
          <table:table-cell office:value-type="float" office:value="85.8172962476514" calcext:value-type="float">
            <text:p>85.8172962476514</text:p>
          </table:table-cell>
        </table:table-row>
        <table:table-row table:style-name="ro1">
          <table:table-cell office:value-type="float" office:value="19.3069772888325" calcext:value-type="float">
            <text:p>19.3069772888325</text:p>
          </table:table-cell>
          <table:table-cell office:value-type="float" office:value="442.527901931489" calcext:value-type="float">
            <text:p>442.527901931489</text:p>
          </table:table-cell>
          <table:table-cell office:value-type="float" office:value="90.7274808764653" calcext:value-type="float">
            <text:p>90.7274808764653</text:p>
          </table:table-cell>
        </table:table-row>
        <table:table-row table:style-name="ro1">
          <table:table-cell office:value-type="float" office:value="13.8949549437314" calcext:value-type="float">
            <text:p>13.8949549437314</text:p>
          </table:table-cell>
          <table:table-cell office:value-type="float" office:value="462.638253653398" calcext:value-type="float">
            <text:p>462.638253653398</text:p>
          </table:table-cell>
          <table:table-cell office:value-type="float" office:value="95.3931737367316" calcext:value-type="float">
            <text:p>95.3931737367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.245515868873" calcext:value-type="float">
            <text:p>484.245515868873</text:p>
          </table:table-cell>
          <table:table-cell office:value-type="float" office:value="99.3992549174071" calcext:value-type="float">
            <text:p>99.3992549174071</text:p>
          </table:table-cell>
        </table:table-row>
        <table:table-row table:style-name="ro1">
          <table:table-cell office:value-type="float" office:value="7.19685673001152" calcext:value-type="float">
            <text:p>7.19685673001152</text:p>
          </table:table-cell>
          <table:table-cell office:value-type="float" office:value="507.068153598917" calcext:value-type="float">
            <text:p>507.068153598917</text:p>
          </table:table-cell>
          <table:table-cell office:value-type="float" office:value="102.385330669065" calcext:value-type="float">
            <text:p>102.385330669065</text:p>
          </table:table-cell>
        </table:table-row>
        <table:table-row table:style-name="ro1">
          <table:table-cell office:value-type="float" office:value="5.17947467923121" calcext:value-type="float">
            <text:p>5.17947467923121</text:p>
          </table:table-cell>
          <table:table-cell office:value-type="float" office:value="530.727486829165" calcext:value-type="float">
            <text:p>530.727486829165</text:p>
          </table:table-cell>
          <table:table-cell office:value-type="float" office:value="104.069381709955" calcext:value-type="float">
            <text:p>104.069381709955</text:p>
          </table:table-cell>
        </table:table-row>
        <table:table-row table:style-name="ro1">
          <table:table-cell office:value-type="float" office:value="3.72759372031494" calcext:value-type="float">
            <text:p>3.72759372031494</text:p>
          </table:table-cell>
          <table:table-cell office:value-type="float" office:value="554.773334457305" calcext:value-type="float">
            <text:p>554.773334457305</text:p>
          </table:table-cell>
          <table:table-cell office:value-type="float" office:value="104.270595391674" calcext:value-type="float">
            <text:p>104.270595391674</text:p>
          </table:table-cell>
        </table:table-row>
        <table:table-row table:style-name="ro1">
          <table:table-cell office:value-type="float" office:value="2.68269579527973" calcext:value-type="float">
            <text:p>2.68269579527973</text:p>
          </table:table-cell>
          <table:table-cell office:value-type="float" office:value="578.720842454073" calcext:value-type="float">
            <text:p>578.720842454073</text:p>
          </table:table-cell>
          <table:table-cell office:value-type="float" office:value="102.92415906369" calcext:value-type="float">
            <text:p>102.92415906369</text:p>
          </table:table-cell>
        </table:table-row>
        <table:table-row table:style-name="ro1">
          <table:table-cell office:value-type="float" office:value="1.93069772888325" calcext:value-type="float">
            <text:p>1.93069772888325</text:p>
          </table:table-cell>
          <table:table-cell office:value-type="float" office:value="602.093062736189" calcext:value-type="float">
            <text:p>602.093062736189</text:p>
          </table:table-cell>
          <table:table-cell office:value-type="float" office:value="100.082675458352" calcext:value-type="float">
            <text:p>100.082675458352</text:p>
          </table:table-cell>
        </table:table-row>
        <table:table-row table:style-name="ro1">
          <table:table-cell office:value-type="float" office:value="1.38949549437314" calcext:value-type="float">
            <text:p>1.38949549437314</text:p>
          </table:table-cell>
          <table:table-cell office:value-type="float" office:value="624.461682820694" calcext:value-type="float">
            <text:p>624.461682820694</text:p>
          </table:table-cell>
          <table:table-cell office:value-type="float" office:value="95.9025788682872" calcext:value-type="float">
            <text:p>95.9025788682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.478700150494" calcext:value-type="float">
            <text:p>645.478700150494</text:p>
          </table:table-cell>
          <table:table-cell office:value-type="float" office:value="90.618128307383" calcext:value-type="float">
            <text:p>90.618128307383</text:p>
          </table:table-cell>
        </table:table-row>
      </table:table>
      <table:table table:name="header-variant-3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9.00918219439" calcext:value-type="float">
            <text:p>109.00918219439</text:p>
          </table:table-cell>
          <table:table-cell office:value-type="float" office:value="-26.5556798765152" calcext:value-type="float">
            <text:p>-26.5556798765152</text:p>
          </table:table-cell>
        </table:table-row>
        <table:table-row table:style-name="ro1">
          <table:table-cell office:value-type="float" office:value="7196.85673001152" calcext:value-type="float">
            <text:p>7196.85673001152</text:p>
          </table:table-cell>
          <table:table-cell office:value-type="float" office:value="112.057759954682" calcext:value-type="float">
            <text:p>112.057759954682</text:p>
          </table:table-cell>
          <table:table-cell office:value-type="float" office:value="-35.1662256016599" calcext:value-type="float">
            <text:p>-35.1662256016599</text:p>
          </table:table-cell>
        </table:table-row>
        <table:table-row table:style-name="ro1">
          <table:table-cell office:value-type="float" office:value="5179.47467923121" calcext:value-type="float">
            <text:p>5179.47467923121</text:p>
          </table:table-cell>
          <table:table-cell office:value-type="float" office:value="116.906245842316" calcext:value-type="float">
            <text:p>116.906245842316</text:p>
          </table:table-cell>
          <table:table-cell office:value-type="float" office:value="-46.4663772865298" calcext:value-type="float">
            <text:p>-46.4663772865298</text:p>
          </table:table-cell>
        </table:table-row>
        <table:table-row table:style-name="ro1">
          <table:table-cell office:value-type="float" office:value="3727.59372031494" calcext:value-type="float">
            <text:p>3727.59372031494</text:p>
          </table:table-cell>
          <table:table-cell office:value-type="float" office:value="124.834566504841" calcext:value-type="float">
            <text:p>124.834566504841</text:p>
          </table:table-cell>
          <table:table-cell office:value-type="float" office:value="-60.8522924167586" calcext:value-type="float">
            <text:p>-60.8522924167586</text:p>
          </table:table-cell>
        </table:table-row>
        <table:table-row table:style-name="ro1">
          <table:table-cell office:value-type="float" office:value="2682.69579527973" calcext:value-type="float">
            <text:p>2682.69579527973</text:p>
          </table:table-cell>
          <table:table-cell office:value-type="float" office:value="137.770479052544" calcext:value-type="float">
            <text:p>137.770479052544</text:p>
          </table:table-cell>
          <table:table-cell office:value-type="float" office:value="-78.0893530523511" calcext:value-type="float">
            <text:p>-78.0893530523511</text:p>
          </table:table-cell>
        </table:table-row>
        <table:table-row table:style-name="ro1">
          <table:table-cell office:value-type="float" office:value="1930.69772888325" calcext:value-type="float">
            <text:p>1930.69772888325</text:p>
          </table:table-cell>
          <table:table-cell office:value-type="float" office:value="157.971701100428" calcext:value-type="float">
            <text:p>157.971701100428</text:p>
          </table:table-cell>
          <table:table-cell office:value-type="float" office:value="-96.480585382064" calcext:value-type="float">
            <text:p>-96.480585382064</text:p>
          </table:table-cell>
        </table:table-row>
        <table:table-row table:style-name="ro1">
          <table:table-cell office:value-type="float" office:value="1389.49549437314" calcext:value-type="float">
            <text:p>1389.49549437314</text:p>
          </table:table-cell>
          <table:table-cell office:value-type="float" office:value="186.636916072821" calcext:value-type="float">
            <text:p>186.636916072821</text:p>
          </table:table-cell>
          <table:table-cell office:value-type="float" office:value="-112.204629862651" calcext:value-type="float">
            <text:p>-112.2046298626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1.690825019137" calcext:value-type="float">
            <text:p>221.690825019137</text:p>
          </table:table-cell>
          <table:table-cell office:value-type="float" office:value="-120.39912459346" calcext:value-type="float">
            <text:p>-120.39912459346</text:p>
          </table:table-cell>
        </table:table-row>
        <table:table-row table:style-name="ro1">
          <table:table-cell office:value-type="float" office:value="719.685673001152" calcext:value-type="float">
            <text:p>719.685673001152</text:p>
          </table:table-cell>
          <table:table-cell office:value-type="float" office:value="257.437427532301" calcext:value-type="float">
            <text:p>257.437427532301</text:p>
          </table:table-cell>
          <table:table-cell office:value-type="float" office:value="-118.650600986126" calcext:value-type="float">
            <text:p>-118.650600986126</text:p>
          </table:table-cell>
        </table:table-row>
        <table:table-row table:style-name="ro1">
          <table:table-cell office:value-type="float" office:value="517.947467923121" calcext:value-type="float">
            <text:p>517.947467923121</text:p>
          </table:table-cell>
          <table:table-cell office:value-type="float" office:value="288.118363568086" calcext:value-type="float">
            <text:p>288.118363568086</text:p>
          </table:table-cell>
          <table:table-cell office:value-type="float" office:value="-109.310321223647" calcext:value-type="float">
            <text:p>-109.310321223647</text:p>
          </table:table-cell>
        </table:table-row>
        <table:table-row table:style-name="ro1">
          <table:table-cell office:value-type="float" office:value="372.759372031494" calcext:value-type="float">
            <text:p>372.759372031494</text:p>
          </table:table-cell>
          <table:table-cell office:value-type="float" office:value="311.563115366785" calcext:value-type="float">
            <text:p>311.563115366785</text:p>
          </table:table-cell>
          <table:table-cell office:value-type="float" office:value="-97.2956995983817" calcext:value-type="float">
            <text:p>-97.2956995983817</text:p>
          </table:table-cell>
        </table:table-row>
        <table:table-row table:style-name="ro1">
          <table:table-cell office:value-type="float" office:value="268.269579527973" calcext:value-type="float">
            <text:p>268.269579527973</text:p>
          </table:table-cell>
          <table:table-cell office:value-type="float" office:value="328.958937177027" calcext:value-type="float">
            <text:p>328.958937177027</text:p>
          </table:table-cell>
          <table:table-cell office:value-type="float" office:value="-86.5539533982431" calcext:value-type="float">
            <text:p>-86.5539533982431</text:p>
          </table:table-cell>
        </table:table-row>
        <table:table-row table:style-name="ro1">
          <table:table-cell office:value-type="float" office:value="193.069772888325" calcext:value-type="float">
            <text:p>193.069772888325</text:p>
          </table:table-cell>
          <table:table-cell office:value-type="float" office:value="342.639052460841" calcext:value-type="float">
            <text:p>342.639052460841</text:p>
          </table:table-cell>
          <table:table-cell office:value-type="float" office:value="-78.8886755242402" calcext:value-type="float">
            <text:p>-78.8886755242402</text:p>
          </table:table-cell>
        </table:table-row>
        <table:table-row table:style-name="ro1">
          <table:table-cell office:value-type="float" office:value="138.949549437314" calcext:value-type="float">
            <text:p>138.949549437314</text:p>
          </table:table-cell>
          <table:table-cell office:value-type="float" office:value="354.649295730333" calcext:value-type="float">
            <text:p>354.649295730333</text:p>
          </table:table-cell>
          <table:table-cell office:value-type="float" office:value="-74.587868105523" calcext:value-type="float">
            <text:p>-74.587868105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.399861210884" calcext:value-type="float">
            <text:p>366.399861210884</text:p>
          </table:table-cell>
          <table:table-cell office:value-type="float" office:value="-73.2559400473505" calcext:value-type="float">
            <text:p>-73.2559400473505</text:p>
          </table:table-cell>
        </table:table-row>
        <table:table-row table:style-name="ro1">
          <table:table-cell office:value-type="float" office:value="71.9685673001152" calcext:value-type="float">
            <text:p>71.9685673001152</text:p>
          </table:table-cell>
          <table:table-cell office:value-type="float" office:value="378.777952592123" calcext:value-type="float">
            <text:p>378.777952592123</text:p>
          </table:table-cell>
          <table:table-cell office:value-type="float" office:value="-74.2956945797458" calcext:value-type="float">
            <text:p>-74.2956945797458</text:p>
          </table:table-cell>
        </table:table-row>
        <table:table-row table:style-name="ro1">
          <table:table-cell office:value-type="float" office:value="51.7947467923121" calcext:value-type="float">
            <text:p>51.7947467923121</text:p>
          </table:table-cell>
          <table:table-cell office:value-type="float" office:value="392.326418700802" calcext:value-type="float">
            <text:p>392.326418700802</text:p>
          </table:table-cell>
          <table:table-cell office:value-type="float" office:value="-77.1022034740841" calcext:value-type="float">
            <text:p>-77.1022034740841</text:p>
          </table:table-cell>
        </table:table-row>
        <table:table-row table:style-name="ro1">
          <table:table-cell office:value-type="float" office:value="37.2759372031494" calcext:value-type="float">
            <text:p>37.2759372031494</text:p>
          </table:table-cell>
          <table:table-cell office:value-type="float" office:value="407.370451984566" calcext:value-type="float">
            <text:p>407.370451984566</text:p>
          </table:table-cell>
          <table:table-cell office:value-type="float" office:value="-81.1148201939911" calcext:value-type="float">
            <text:p>-81.1148201939911</text:p>
          </table:table-cell>
        </table:table-row>
        <table:table-row table:style-name="ro1">
          <table:table-cell office:value-type="float" office:value="26.8269579527973" calcext:value-type="float">
            <text:p>26.8269579527973</text:p>
          </table:table-cell>
          <table:table-cell office:value-type="float" office:value="424.085899178091" calcext:value-type="float">
            <text:p>424.085899178091</text:p>
          </table:table-cell>
          <table:table-cell office:value-type="float" office:value="-85.8172962476514" calcext:value-type="float">
            <text:p>-85.8172962476514</text:p>
          </table:table-cell>
        </table:table-row>
        <table:table-row table:style-name="ro1">
          <table:table-cell office:value-type="float" office:value="19.3069772888325" calcext:value-type="float">
            <text:p>19.3069772888325</text:p>
          </table:table-cell>
          <table:table-cell office:value-type="float" office:value="442.527901931489" calcext:value-type="float">
            <text:p>442.527901931489</text:p>
          </table:table-cell>
          <table:table-cell office:value-type="float" office:value="-90.7274808764653" calcext:value-type="float">
            <text:p>-90.7274808764653</text:p>
          </table:table-cell>
        </table:table-row>
        <table:table-row table:style-name="ro1">
          <table:table-cell office:value-type="float" office:value="13.8949549437314" calcext:value-type="float">
            <text:p>13.8949549437314</text:p>
          </table:table-cell>
          <table:table-cell office:value-type="float" office:value="462.638253653398" calcext:value-type="float">
            <text:p>462.638253653398</text:p>
          </table:table-cell>
          <table:table-cell office:value-type="float" office:value="-95.3931737367316" calcext:value-type="float">
            <text:p>-95.3931737367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.245515868873" calcext:value-type="float">
            <text:p>484.245515868873</text:p>
          </table:table-cell>
          <table:table-cell office:value-type="float" office:value="-99.3992549174071" calcext:value-type="float">
            <text:p>-99.3992549174071</text:p>
          </table:table-cell>
        </table:table-row>
        <table:table-row table:style-name="ro1">
          <table:table-cell office:value-type="float" office:value="7.19685673001152" calcext:value-type="float">
            <text:p>7.19685673001152</text:p>
          </table:table-cell>
          <table:table-cell office:value-type="float" office:value="507.068153598917" calcext:value-type="float">
            <text:p>507.068153598917</text:p>
          </table:table-cell>
          <table:table-cell office:value-type="float" office:value="-102.385330669065" calcext:value-type="float">
            <text:p>-102.385330669065</text:p>
          </table:table-cell>
        </table:table-row>
        <table:table-row table:style-name="ro1">
          <table:table-cell office:value-type="float" office:value="5.17947467923121" calcext:value-type="float">
            <text:p>5.17947467923121</text:p>
          </table:table-cell>
          <table:table-cell office:value-type="float" office:value="530.727486829165" calcext:value-type="float">
            <text:p>530.727486829165</text:p>
          </table:table-cell>
          <table:table-cell office:value-type="float" office:value="-104.069381709955" calcext:value-type="float">
            <text:p>-104.069381709955</text:p>
          </table:table-cell>
        </table:table-row>
        <table:table-row table:style-name="ro1">
          <table:table-cell office:value-type="float" office:value="3.72759372031494" calcext:value-type="float">
            <text:p>3.72759372031494</text:p>
          </table:table-cell>
          <table:table-cell office:value-type="float" office:value="554.773334457305" calcext:value-type="float">
            <text:p>554.773334457305</text:p>
          </table:table-cell>
          <table:table-cell office:value-type="float" office:value="-104.270595391674" calcext:value-type="float">
            <text:p>-104.270595391674</text:p>
          </table:table-cell>
        </table:table-row>
        <table:table-row table:style-name="ro1">
          <table:table-cell office:value-type="float" office:value="2.68269579527973" calcext:value-type="float">
            <text:p>2.68269579527973</text:p>
          </table:table-cell>
          <table:table-cell office:value-type="float" office:value="578.720842454073" calcext:value-type="float">
            <text:p>578.720842454073</text:p>
          </table:table-cell>
          <table:table-cell office:value-type="float" office:value="-102.92415906369" calcext:value-type="float">
            <text:p>-102.92415906369</text:p>
          </table:table-cell>
        </table:table-row>
        <table:table-row table:style-name="ro1">
          <table:table-cell office:value-type="float" office:value="1.93069772888325" calcext:value-type="float">
            <text:p>1.93069772888325</text:p>
          </table:table-cell>
          <table:table-cell office:value-type="float" office:value="602.093062736189" calcext:value-type="float">
            <text:p>602.093062736189</text:p>
          </table:table-cell>
          <table:table-cell office:value-type="float" office:value="-100.082675458352" calcext:value-type="float">
            <text:p>-100.082675458352</text:p>
          </table:table-cell>
        </table:table-row>
        <table:table-row table:style-name="ro1">
          <table:table-cell office:value-type="float" office:value="1.38949549437314" calcext:value-type="float">
            <text:p>1.38949549437314</text:p>
          </table:table-cell>
          <table:table-cell office:value-type="float" office:value="624.461682820694" calcext:value-type="float">
            <text:p>624.461682820694</text:p>
          </table:table-cell>
          <table:table-cell office:value-type="float" office:value="-95.9025788682872" calcext:value-type="float">
            <text:p>-95.9025788682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.478700150494" calcext:value-type="float">
            <text:p>645.478700150494</text:p>
          </table:table-cell>
          <table:table-cell office:value-type="float" office:value="-90.618128307383" calcext:value-type="float">
            <text:p>-90.618128307383</text:p>
          </table:table-cell>
        </table:table-row>
      </table:table>
      <table:table table:name="header-variant-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|Z|</text:p>
          </table:table-cell>
          <table:table-cell office:value-type="string" calcext:value-type="string">
            <text:p>-phas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2.197174369026" calcext:value-type="float">
            <text:p>112.197174369026</text:p>
          </table:table-cell>
          <table:table-cell office:value-type="float" office:value="13.6911218923273" calcext:value-type="float">
            <text:p>13.6911218923273</text:p>
          </table:table-cell>
        </table:table-row>
        <table:table-row table:style-name="ro1">
          <table:table-cell office:value-type="float" office:value="7196.85673001152" calcext:value-type="float">
            <text:p>7196.85673001152</text:p>
          </table:table-cell>
          <table:table-cell office:value-type="float" office:value="117.446179116768" calcext:value-type="float">
            <text:p>117.446179116768</text:p>
          </table:table-cell>
          <table:table-cell office:value-type="float" office:value="17.4230211915111" calcext:value-type="float">
            <text:p>17.4230211915111</text:p>
          </table:table-cell>
        </table:table-row>
        <table:table-row table:style-name="ro1">
          <table:table-cell office:value-type="float" office:value="5179.47467923121" calcext:value-type="float">
            <text:p>5179.47467923121</text:p>
          </table:table-cell>
          <table:table-cell office:value-type="float" office:value="125.802204015185" calcext:value-type="float">
            <text:p>125.802204015185</text:p>
          </table:table-cell>
          <table:table-cell office:value-type="float" office:value="21.6761891070724" calcext:value-type="float">
            <text:p>21.6761891070724</text:p>
          </table:table-cell>
        </table:table-row>
        <table:table-row table:style-name="ro1">
          <table:table-cell office:value-type="float" office:value="3727.59372031494" calcext:value-type="float">
            <text:p>3727.59372031494</text:p>
          </table:table-cell>
          <table:table-cell office:value-type="float" office:value="138.87645764069" calcext:value-type="float">
            <text:p>138.87645764069</text:p>
          </table:table-cell>
          <table:table-cell office:value-type="float" office:value="25.9875429865239" calcext:value-type="float">
            <text:p>25.9875429865239</text:p>
          </table:table-cell>
        </table:table-row>
        <table:table-row table:style-name="ro1">
          <table:table-cell office:value-type="float" office:value="2682.69579527973" calcext:value-type="float">
            <text:p>2682.69579527973</text:p>
          </table:table-cell>
          <table:table-cell office:value-type="float" office:value="158.362407024212" calcext:value-type="float">
            <text:p>158.362407024212</text:p>
          </table:table-cell>
          <table:table-cell office:value-type="float" office:value="29.5448936007317" calcext:value-type="float">
            <text:p>29.5448936007317</text:p>
          </table:table-cell>
        </table:table-row>
        <table:table-row table:style-name="ro1">
          <table:table-cell office:value-type="float" office:value="1930.69772888325" calcext:value-type="float">
            <text:p>1930.69772888325</text:p>
          </table:table-cell>
          <table:table-cell office:value-type="float" office:value="185.104191482064" calcext:value-type="float">
            <text:p>185.104191482064</text:p>
          </table:table-cell>
          <table:table-cell office:value-type="float" office:value="31.4143322080054" calcext:value-type="float">
            <text:p>31.4143322080054</text:p>
          </table:table-cell>
        </table:table-row>
        <table:table-row table:style-name="ro1">
          <table:table-cell office:value-type="float" office:value="1389.49549437314" calcext:value-type="float">
            <text:p>1389.49549437314</text:p>
          </table:table-cell>
          <table:table-cell office:value-type="float" office:value="217.768724576758" calcext:value-type="float">
            <text:p>217.768724576758</text:p>
          </table:table-cell>
          <table:table-cell office:value-type="float" office:value="31.0139502226951" calcext:value-type="float">
            <text:p>31.01395022269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2.275189229019" calcext:value-type="float">
            <text:p>252.275189229019</text:p>
          </table:table-cell>
          <table:table-cell office:value-type="float" office:value="28.5061529898265" calcext:value-type="float">
            <text:p>28.5061529898265</text:p>
          </table:table-cell>
        </table:table-row>
        <table:table-row table:style-name="ro1">
          <table:table-cell office:value-type="float" office:value="719.685673001152" calcext:value-type="float">
            <text:p>719.685673001152</text:p>
          </table:table-cell>
          <table:table-cell office:value-type="float" office:value="283.464273249413" calcext:value-type="float">
            <text:p>283.464273249413</text:p>
          </table:table-cell>
          <table:table-cell office:value-type="float" office:value="24.7445521749602" calcext:value-type="float">
            <text:p>24.7445521749602</text:p>
          </table:table-cell>
        </table:table-row>
        <table:table-row table:style-name="ro1">
          <table:table-cell office:value-type="float" office:value="517.947467923121" calcext:value-type="float">
            <text:p>517.947467923121</text:p>
          </table:table-cell>
          <table:table-cell office:value-type="float" office:value="308.157326298059" calcext:value-type="float">
            <text:p>308.157326298059</text:p>
          </table:table-cell>
          <table:table-cell office:value-type="float" office:value="20.7764348369639" calcext:value-type="float">
            <text:p>20.7764348369639</text:p>
          </table:table-cell>
        </table:table-row>
        <table:table-row table:style-name="ro1">
          <table:table-cell office:value-type="float" office:value="372.759372031494" calcext:value-type="float">
            <text:p>372.759372031494</text:p>
          </table:table-cell>
          <table:table-cell office:value-type="float" office:value="326.401636051958" calcext:value-type="float">
            <text:p>326.401636051958</text:p>
          </table:table-cell>
          <table:table-cell office:value-type="float" office:value="17.3426693012146" calcext:value-type="float">
            <text:p>17.3426693012146</text:p>
          </table:table-cell>
        </table:table-row>
        <table:table-row table:style-name="ro1">
          <table:table-cell office:value-type="float" office:value="268.269579527973" calcext:value-type="float">
            <text:p>268.269579527973</text:p>
          </table:table-cell>
          <table:table-cell office:value-type="float" office:value="340.155213391629" calcext:value-type="float">
            <text:p>340.155213391629</text:p>
          </table:table-cell>
          <table:table-cell office:value-type="float" office:value="14.7412517003166" calcext:value-type="float">
            <text:p>14.7412517003166</text:p>
          </table:table-cell>
        </table:table-row>
        <table:table-row table:style-name="ro1">
          <table:table-cell office:value-type="float" office:value="193.069772888325" calcext:value-type="float">
            <text:p>193.069772888325</text:p>
          </table:table-cell>
          <table:table-cell office:value-type="float" office:value="351.60338934264" calcext:value-type="float">
            <text:p>351.60338934264</text:p>
          </table:table-cell>
          <table:table-cell office:value-type="float" office:value="12.9657381969508" calcext:value-type="float">
            <text:p>12.9657381969508</text:p>
          </table:table-cell>
        </table:table-row>
        <table:table-row table:style-name="ro1">
          <table:table-cell office:value-type="float" office:value="138.949549437314" calcext:value-type="float">
            <text:p>138.949549437314</text:p>
          </table:table-cell>
          <table:table-cell office:value-type="float" office:value="362.407882130823" calcext:value-type="float">
            <text:p>362.407882130823</text:p>
          </table:table-cell>
          <table:table-cell office:value-type="float" office:value="11.8770331747507" calcext:value-type="float">
            <text:p>11.8770331747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3.651296060346" calcext:value-type="float">
            <text:p>373.651296060346</text:p>
          </table:table-cell>
          <table:table-cell office:value-type="float" office:value="11.3063189336902" calcext:value-type="float">
            <text:p>11.3063189336902</text:p>
          </table:table-cell>
        </table:table-row>
        <table:table-row table:style-name="ro1">
          <table:table-cell office:value-type="float" office:value="71.9685673001152" calcext:value-type="float">
            <text:p>71.9685673001152</text:p>
          </table:table-cell>
          <table:table-cell office:value-type="float" office:value="385.995579771281" calcext:value-type="float">
            <text:p>385.995579771281</text:p>
          </table:table-cell>
          <table:table-cell office:value-type="float" office:value="11.0974385446785" calcext:value-type="float">
            <text:p>11.0974385446785</text:p>
          </table:table-cell>
        </table:table-row>
        <table:table-row table:style-name="ro1">
          <table:table-cell office:value-type="float" office:value="51.7947467923121" calcext:value-type="float">
            <text:p>51.7947467923121</text:p>
          </table:table-cell>
          <table:table-cell office:value-type="float" office:value="399.830925006003" calcext:value-type="float">
            <text:p>399.830925006003</text:p>
          </table:table-cell>
          <table:table-cell office:value-type="float" office:value="11.118395853544" calcext:value-type="float">
            <text:p>11.118395853544</text:p>
          </table:table-cell>
        </table:table-row>
        <table:table-row table:style-name="ro1">
          <table:table-cell office:value-type="float" office:value="37.2759372031494" calcext:value-type="float">
            <text:p>37.2759372031494</text:p>
          </table:table-cell>
          <table:table-cell office:value-type="float" office:value="415.36766750099" calcext:value-type="float">
            <text:p>415.36766750099</text:p>
          </table:table-cell>
          <table:table-cell office:value-type="float" office:value="11.2613371450616" calcext:value-type="float">
            <text:p>11.2613371450616</text:p>
          </table:table-cell>
        </table:table-row>
        <table:table-row table:style-name="ro1">
          <table:table-cell office:value-type="float" office:value="26.8269579527973" calcext:value-type="float">
            <text:p>26.8269579527973</text:p>
          </table:table-cell>
          <table:table-cell office:value-type="float" office:value="432.681705433621" calcext:value-type="float">
            <text:p>432.681705433621</text:p>
          </table:table-cell>
          <table:table-cell office:value-type="float" office:value="11.4397963485187" calcext:value-type="float">
            <text:p>11.4397963485187</text:p>
          </table:table-cell>
        </table:table-row>
        <table:table-row table:style-name="ro1">
          <table:table-cell office:value-type="float" office:value="19.3069772888325" calcext:value-type="float">
            <text:p>19.3069772888325</text:p>
          </table:table-cell>
          <table:table-cell office:value-type="float" office:value="451.732686191817" calcext:value-type="float">
            <text:p>451.732686191817</text:p>
          </table:table-cell>
          <table:table-cell office:value-type="float" office:value="11.5862769166524" calcext:value-type="float">
            <text:p>11.5862769166524</text:p>
          </table:table-cell>
        </table:table-row>
        <table:table-row table:style-name="ro1">
          <table:table-cell office:value-type="float" office:value="13.8949549437314" calcext:value-type="float">
            <text:p>13.8949549437314</text:p>
          </table:table-cell>
          <table:table-cell office:value-type="float" office:value="472.37062920871" calcext:value-type="float">
            <text:p>472.37062920871</text:p>
          </table:table-cell>
          <table:table-cell office:value-type="float" office:value="11.6507559780037" calcext:value-type="float">
            <text:p>11.6507559780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4.34191762104" calcext:value-type="float">
            <text:p>494.34191762104</text:p>
          </table:table-cell>
          <table:table-cell office:value-type="float" office:value="11.599764518498" calcext:value-type="float">
            <text:p>11.599764518498</text:p>
          </table:table-cell>
        </table:table-row>
        <table:table-row table:style-name="ro1">
          <table:table-cell office:value-type="float" office:value="7.19685673001152" calcext:value-type="float">
            <text:p>7.19685673001152</text:p>
          </table:table-cell>
          <table:table-cell office:value-type="float" office:value="517.30152554427" calcext:value-type="float">
            <text:p>517.30152554427</text:p>
          </table:table-cell>
          <table:table-cell office:value-type="float" office:value="11.4154670158994" calcext:value-type="float">
            <text:p>11.4154670158994</text:p>
          </table:table-cell>
        </table:table-row>
        <table:table-row table:style-name="ro1">
          <table:table-cell office:value-type="float" office:value="5.17947467923121" calcext:value-type="float">
            <text:p>5.17947467923121</text:p>
          </table:table-cell>
          <table:table-cell office:value-type="float" office:value="540.834634140135" calcext:value-type="float">
            <text:p>540.834634140135</text:p>
          </table:table-cell>
          <table:table-cell office:value-type="float" office:value="11.0942603395492" calcext:value-type="float">
            <text:p>11.0942603395492</text:p>
          </table:table-cell>
        </table:table-row>
        <table:table-row table:style-name="ro1">
          <table:table-cell office:value-type="float" office:value="3.72759372031494" calcext:value-type="float">
            <text:p>3.72759372031494</text:p>
          </table:table-cell>
          <table:table-cell office:value-type="float" office:value="564.487209499215" calcext:value-type="float">
            <text:p>564.487209499215</text:p>
          </table:table-cell>
          <table:table-cell office:value-type="float" office:value="10.6446551778571" calcext:value-type="float">
            <text:p>10.6446551778571</text:p>
          </table:table-cell>
        </table:table-row>
        <table:table-row table:style-name="ro1">
          <table:table-cell office:value-type="float" office:value="2.68269579527973" calcext:value-type="float">
            <text:p>2.68269579527973</text:p>
          </table:table-cell>
          <table:table-cell office:value-type="float" office:value="587.802004087873" calcext:value-type="float">
            <text:p>587.802004087873</text:p>
          </table:table-cell>
          <table:table-cell office:value-type="float" office:value="10.0844803271899" calcext:value-type="float">
            <text:p>10.0844803271899</text:p>
          </table:table-cell>
        </table:table-row>
        <table:table-row table:style-name="ro1">
          <table:table-cell office:value-type="float" office:value="1.93069772888325" calcext:value-type="float">
            <text:p>1.93069772888325</text:p>
          </table:table-cell>
          <table:table-cell office:value-type="float" office:value="610.354485624499" calcext:value-type="float">
            <text:p>610.354485624499</text:p>
          </table:table-cell>
          <table:table-cell office:value-type="float" office:value="9.43767616088011" calcext:value-type="float">
            <text:p>9.43767616088011</text:p>
          </table:table-cell>
        </table:table-row>
        <table:table-row table:style-name="ro1">
          <table:table-cell office:value-type="float" office:value="1.38949549437314" calcext:value-type="float">
            <text:p>1.38949549437314</text:p>
          </table:table-cell>
          <table:table-cell office:value-type="float" office:value="631.78295160984" calcext:value-type="float">
            <text:p>631.78295160984</text:p>
          </table:table-cell>
          <table:table-cell office:value-type="float" office:value="8.73106340326188" calcext:value-type="float">
            <text:p>8.73106340326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.808558954165" calcext:value-type="float">
            <text:p>651.808558954165</text:p>
          </table:table-cell>
          <table:table-cell office:value-type="float" office:value="7.99147049580777" calcext:value-type="float">
            <text:p>7.99147049580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4T11:25:06.365948180</dc:date>
    <meta:editing-duration>PT2M39S</meta:editing-duration>
    <meta:editing-cycles>1</meta:editing-cycles>
    <meta:document-statistic meta:table-count="4" meta:cell-count="360" meta:object-count="0"/>
  </office:meta>
</office:document-meta>
</file>